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9cm" fo:min-width="0cm"/>
    </style:style>
    <style:style style:name="gr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measurelines" svg:width="0.254cm" svg:height="0.254cm" svg:x="3.413cm" svg:y="0.873cm">
          <text:p/>
        </draw:circle>
        <draw:circle draw:style-name="gr1" draw:text-style-name="P1" draw:layer="measurelines" svg:width="0.254cm" svg:height="0.254cm" svg:x="5.953cm" svg:y="3.413cm">
          <text:p/>
        </draw:circle>
        <draw:circle draw:style-name="gr1" draw:text-style-name="P1" draw:layer="measurelines" svg:width="0.254cm" svg:height="0.254cm" svg:x="0.873cm" svg:y="3.413cm">
          <text:p/>
        </draw:circle>
        <draw:circle draw:style-name="gr1" draw:text-style-name="P1" draw:layer="measurelines" svg:width="0.254cm" svg:height="0.254cm" svg:x="3.413cm" svg:y="5.953cm">
          <text:p/>
        </draw:circle>
        <draw:circle draw:style-name="gr1" draw:text-style-name="P1" draw:layer="measurelines" svg:width="0.254cm" svg:height="0.254cm" svg:x="3.413cm" svg:y="3.413cm">
          <text:p/>
        </draw:circle>
        <draw:frame draw:style-name="gr2" draw:layer="measurelines" svg:width="2.191cm" svg:height="0.963cm" svg:x="2.365cm" svg:y="2.524cm">
          <draw:text-box>
            <text:p>Origin</text:p>
          </draw:text-box>
        </draw:frame>
        <draw:frame draw:style-name="gr2" draw:layer="measurelines" svg:width="10.641cm" svg:height="6.013cm" svg:x="7.758cm" svg:y="1cm">
          <draw:text-box>
            <text:p>The first point in Circleshape </text:p>
            <text:p>Objects is always drawn at the top </text:p>
            <text:p><text:span text:style-name="T1"/></text:p>
            <text:p>Original square is drawn in upper</text:p>
            <text:p>left corner. <text:s/>Origin is 0,0 by default.</text:p>
            <text:p><text:span text:style-name="T1"/></text:p>
            <text:p>Rotation and positioning are based</text:p>
            <text:p>on the origin so we set it to be in the</text:p>
            <text:p>middle of the square. (2,2) <text:s/></text:p>
          </draw:text-box>
        </draw:frame>
        <draw:frame draw:style-name="gr2" draw:layer="measurelines" svg:width="1.806cm" svg:height="0.963cm" svg:x="5.191cm" svg:y="11.287cm">
          <draw:text-box>
            <text:p>(4,8)</text:p>
          </draw:text-box>
        </draw:frame>
        <draw:frame draw:style-name="gr2" draw:layer="measurelines" svg:width="7.237cm" svg:height="1.675cm" svg:x="9.892cm" svg:y="10.374cm">
          <draw:text-box>
            <text:p>This is the same square</text:p>
            <text:p>positioned at (4,8).</text:p>
          </draw:text-box>
        </draw:frame>
        <draw:frame draw:style-name="gr3" draw:layer="measurelines" svg:width="1.806cm" svg:height="0.963cm" svg:x="5.671cm" svg:y="3.667cm">
          <draw:text-box>
            <text:p>(4,2)</text:p>
          </draw:text-box>
        </draw:frame>
        <draw:frame draw:style-name="gr4" draw:layer="measurelines" svg:width="1.806cm" svg:height="0.963cm" svg:x="3.702cm" svg:y="0.493cm">
          <draw:text-box>
            <text:p>(2,0)</text:p>
          </draw:text-box>
        </draw:frame>
        <draw:frame draw:style-name="gr4" draw:layer="measurelines" svg:width="1.905cm" svg:height="0.963cm" svg:x="-0.143cm" svg:y="3.667cm">
          <draw:text-box>
            <text:p>(0,2)</text:p>
          </draw:text-box>
        </draw:frame>
        <draw:frame draw:style-name="gr4" draw:layer="measurelines" svg:width="2.187cm" svg:height="0.963cm" svg:x="2.623cm" svg:y="6.133cm">
          <draw:text-box>
            <text:p>(2,4)</text:p>
          </draw:text-box>
        </draw:frame>
        <draw:line draw:style-name="gr5" draw:text-style-name="P1" draw:layer="layout" svg:x1="1cm" svg:y1="3.54cm" svg:x2="3.54cm" svg:y2="1cm">
          <text:p/>
        </draw:line>
        <draw:line draw:style-name="gr5" draw:text-style-name="P1" draw:layer="layout" svg:x1="6.08cm" svg:y1="3.54cm" svg:x2="3.54cm" svg:y2="1cm">
          <text:p/>
        </draw:line>
        <draw:line draw:style-name="gr5" draw:text-style-name="P1" draw:layer="layout" svg:x1="1cm" svg:y1="3.54cm" svg:x2="3.54cm" svg:y2="6.08cm">
          <text:p/>
        </draw:line>
        <draw:line draw:style-name="gr5" draw:text-style-name="P1" draw:layer="layout" svg:x1="3.54cm" svg:y1="6.08cm" svg:x2="6.08cm" svg:y2="3.54cm">
          <text:p/>
        </draw:line>
        <draw:frame draw:style-name="gr2" draw:layer="layout" svg:width="1.806cm" svg:height="0.963cm" svg:x="2.623cm" svg:y="3.54cm">
          <draw:text-box>
            <text:p>(2,2)</text:p>
          </draw:text-box>
        </draw:frame>
        <draw:circle draw:style-name="gr1" draw:text-style-name="P1" draw:layer="layout" svg:width="0.254cm" svg:height="0.254cm" svg:x="5.953cm" svg:y="8.546cm">
          <text:p/>
        </draw:circle>
        <draw:circle draw:style-name="gr1" draw:text-style-name="P1" draw:layer="layout" svg:width="0.254cm" svg:height="0.254cm" svg:x="8.493cm" svg:y="11.086cm">
          <text:p/>
        </draw:circle>
        <draw:circle draw:style-name="gr1" draw:text-style-name="P1" draw:layer="layout" svg:width="0.254cm" svg:height="0.254cm" svg:x="3.413cm" svg:y="11.086cm">
          <text:p/>
        </draw:circle>
        <draw:circle draw:style-name="gr1" draw:text-style-name="P1" draw:layer="layout" svg:width="0.254cm" svg:height="0.254cm" svg:x="5.953cm" svg:y="13.626cm">
          <text:p/>
        </draw:circle>
        <draw:circle draw:style-name="gr1" draw:text-style-name="P1" draw:layer="layout" svg:width="0.254cm" svg:height="0.254cm" svg:x="5.953cm" svg:y="11.086cm">
          <text:p/>
        </draw:circle>
        <draw:frame draw:style-name="gr2" draw:layer="layout" svg:width="2.191cm" svg:height="0.963cm" svg:x="4.905cm" svg:y="10.197cm">
          <draw:text-box>
            <text:p>Origin</text:p>
          </draw:text-box>
        </draw:frame>
        <draw:line draw:style-name="gr5" draw:text-style-name="P1" draw:layer="layout" svg:x1="3.54cm" svg:y1="11.213cm" svg:x2="6.08cm" svg:y2="8.673cm">
          <text:p/>
        </draw:line>
        <draw:line draw:style-name="gr5" draw:text-style-name="P1" draw:layer="layout" svg:x1="8.62cm" svg:y1="11.213cm" svg:x2="6.08cm" svg:y2="8.673cm">
          <text:p/>
        </draw:line>
        <draw:line draw:style-name="gr5" draw:text-style-name="P1" draw:layer="layout" svg:x1="3.54cm" svg:y1="11.213cm" svg:x2="6.08cm" svg:y2="13.753cm">
          <text:p/>
        </draw:line>
        <draw:line draw:style-name="gr5" draw:text-style-name="P1" draw:layer="layout" svg:x1="6.08cm" svg:y1="13.753cm" svg:x2="8.62cm" svg:y2="11.213cm">
          <text:p/>
        </draw:line>
        <draw:circle draw:style-name="gr1" draw:text-style-name="P1" draw:layer="layout" svg:width="0.254cm" svg:height="0.254cm" svg:x="0.873cm" svg:y="0.873cm">
          <text:p/>
        </draw:circle>
        <draw:frame draw:style-name="gr4" draw:layer="layout" svg:width="2.187cm" svg:height="0.963cm" svg:x="1cm" svg:y="0.492cm">
          <draw:text-box>
            <text:p>(0,0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tty Brown</meta:initial-creator>
    <meta:creation-date>2014-01-27T12:35:24.53</meta:creation-date>
    <dc:date>2014-01-30T20:58:43.14</dc:date>
    <dc:creator>Betty Brown</dc:creator>
    <meta:editing-duration>PT24M55S</meta:editing-duration>
    <meta:editing-cycles>2</meta:editing-cycles>
    <meta:generator>OpenOffice/4.0.1$Win32 OpenOffice.org_project/401m5$Build-9714</meta:generator>
    <meta:document-statistic meta:object-count="30"/>
  </office:meta>
</office:document-meta>
</file>